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34815" officeooo:paragraph-rsid="000348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Ultima clase. Cómo subir archivos a github</text:p>
      <text:p text:style-name="Standard">[alexishm@vl23h193 ~]$ ls</text:p>
      <text:p text:style-name="Standard">Descargas <text:s text:c="2"/>Escritorio <text:s/>Música <text:s text:c="5"/>Público</text:p>
      <text:p text:style-name="Standard">Documentos <text:s/>Imágenes <text:s text:c="3"/>Plantillas <text:s/>Vídeos</text:p>
      <text:p text:style-name="Standard">[alexishm@vl23h193 ~]$ ls Documentos/</text:p>
      <text:p text:style-name="Standard"><text:s/>plantilla.aux <text:s text:c="2"/>plantilla.pdf <text:s text:c="2"/>plantilla.tex~ <text:s text:c="2"/>prueba.txt</text:p>
      <text:p text:style-name="Standard"><text:s/>plantilla.log <text:s text:c="2"/>plantilla.tex <text:s text:c="2"/>propedeutico <text:s text:c="3"/>'Untitled 1.odt'</text:p>
      <text:p text:style-name="Standard">[alexishm@vl23h193 ~]$ git init </text:p>
      <text:p text:style-name="Standard">Inicializado repositorio Git vacío en /home/alexishm/.git/</text:p>
      <text:p text:style-name="Standard">[alexishm@vl23h193 ~]$ git add .</text:p>
      <text:p text:style-name="Standard"/>
      <text:p text:style-name="Standard">^C</text:p>
      <text:p text:style-name="Standard">[alexishm@vl23h193 ~]$ ls</text:p>
      <text:p text:style-name="Standard">Descargas <text:s text:c="2"/>Escritorio <text:s/>Música <text:s text:c="5"/>Público</text:p>
      <text:p text:style-name="Standard">Documentos <text:s/>Imágenes <text:s text:c="3"/>Plantillas <text:s/>Vídeos</text:p>
      <text:p text:style-name="Standard">[alexishm@vl23h193 ~]$ cd Documentos/</text:p>
      <text:p text:style-name="Standard">[alexishm@vl23h193 Documentos]$ ls</text:p>
      <text:p text:style-name="Standard"><text:s/>plantilla.aux <text:s text:c="2"/>plantilla.pdf <text:s text:c="2"/>plantilla.tex~ <text:s text:c="2"/>prueba.txt</text:p>
      <text:p text:style-name="Standard"><text:s/>plantilla.log <text:s text:c="2"/>plantilla.tex <text:s text:c="2"/>propedeutico <text:s text:c="3"/>'Untitled 1.odt'</text:p>
      <text:p text:style-name="Standard">[alexishm@vl23h193 Documentos]$ cd propedeutico/</text:p>
      <text:p text:style-name="Standard">[alexishm@vl23h193 propedeutico]$ ls</text:p>
      <text:p text:style-name="Standard">[alexishm@vl23h193 propedeutico]$ cd ..</text:p>
      <text:p text:style-name="Standard">[alexishm@vl23h193 Documentos]$ git remote add origin https://github.com/alexishdez3/Practica-propedeutico.git</text:p>
      <text:p text:style-name="Standard">[alexishm@vl23h193 Documentos]$ git init</text:p>
      <text:p text:style-name="Standard">Reinicializado el repositorio Git existente en /home/alexishm/Documentos/.git/</text:p>
      <text:p text:style-name="Standard">[alexishm@vl23h193 Documentos]$ git add .</text:p>
      <text:p text:style-name="Standard">[alexishm@vl23h193 Documentos]$ git commit</text:p>
      <text:p text:style-name="Standard">Abortando commit debido que el mensaje está en blanco.</text:p>
      <text:p text:style-name="Standard">[alexishm@vl23h193 Documentos]$ git commit</text:p>
      <text:p text:style-name="Standard">[master 977d51d] Agregando nuevo archivo</text:p>
      <text:p text:style-name="Standard"><text:s/>Committer: Alexis H M &lt;alexishm@vl23h193.fciencias.unam.mx&gt;</text:p>
      <text:p text:style-name="Standard">Tu nombre y correo fueron configurados automáticamente basados</text:p>
      <text:p text:style-name="Standard">en tu usuario y nombre de host. Por favor verifica que son correctos.</text:p>
      <text:p text:style-name="Standard">Tu puedes suprimir este mensaje configurándolos de forma explicita. Ejecuta el </text:p>
      <text:p text:style-name="Standard">siguiente comando y sigue las instrucciones de tu editor</text:p>
      <text:p text:style-name="Standard"><text:s/>para modificar tu archivo de configuración:</text:p>
      <text:p text:style-name="Standard"/>
      <text:p text:style-name="Standard"><text:s text:c="4"/>git config --global --edit</text:p>
      <text:p text:style-name="Standard"/>
      <text:p text:style-name="Standard">Tras hacer esto, puedes arreglar la identidad usada para este commit con:</text:p>
      <text:p text:style-name="Standard"/>
      <text:p text:style-name="Standard"><text:s text:c="4"/>git commit --amend --reset-author</text:p>
      <text:p text:style-name="Standard"/>
      <text:p text:style-name="Standard"><text:s/>1 file changed, 0 insertions(+), 0 deletions(-)</text:p>
      <text:p text:style-name="Standard"><text:s/>create mode 100644 Untitled 1.odt</text:p>
      <text:p text:style-name="Standard">[alexishm@vl23h193 Documentos]$ git remote add origin https://github.com/alexishdez3/Practica-propedeutico.git</text:p>
      <text:p text:style-name="Standard"><text:soft-page-break/>fatal: remoto origin ya existe.</text:p>
      <text:p text:style-name="Standard">[alexishm@vl23h193 Documentos]$ git push -u origin master</text:p>
      <text:p text:style-name="Standard">Username for 'https://github.com': alexishdez3</text:p>
      <text:p text:style-name="Standard">Password for 'https://alexishdez3@github.com': </text:p>
      <text:p text:style-name="Standard">Contando objetos: 13, listo.</text:p>
      <text:p text:style-name="Standard">Delta compression using up to 4 threads.</text:p>
      <text:p text:style-name="Standard">Comprimiendo objetos: 100% (12/12), listo.</text:p>
      <text:p text:style-name="Standard">Escribiendo objetos: 100% (13/13), 121.77 KiB | 17.40 MiB/s, listo.</text:p>
      <text:p text:style-name="Standard">Total 13 (delta 2), reused 0 (delta 0)</text:p>
      <text:p text:style-name="Standard">remote: Resolving deltas: 100% (2/2), done.</text:p>
      <text:p text:style-name="Standard">To https://github.com/alexishdez3/Practica-propedeutico.git</text:p>
      <text:p text:style-name="Standard"><text:s/>* [new branch] <text:s text:c="5"/>master -&gt; master</text:p>
      <text:p text:style-name="Standard">Rama 'master' configurada para hacer seguimiento a la rama remota 'master' de 'origin'.</text:p>
      <text:p text:style-name="Standard">[alexishm@vl23h193 Documentos]$ ls</text:p>
      <text:p text:style-name="Standard"><text:s/>plantilla.aux <text:s text:c="2"/>plantilla.pdf <text:s text:c="2"/>plantilla.tex~ <text:s text:c="2"/>prueba.txt</text:p>
      <text:p text:style-name="Standard"><text:s/>plantilla.log <text:s text:c="2"/>plantilla.tex <text:s text:c="2"/>propedeutico <text:s text:c="3"/>'Untitled 1.odt'</text:p>
      <text:p text:style-name="Standard">[alexishm@vl23h193 Documentos]$ gedit prueba.txt </text:p>
      <text:p text:style-name="Standard">.git/ <text:s text:c="10"/>plantilla.pdf <text:s text:c="2"/>propedeutico/ <text:s text:c="2"/></text:p>
      <text:p text:style-name="Standard">plantilla.aux <text:s text:c="2"/>plantilla.tex <text:s text:c="2"/>prueba.txt <text:s text:c="5"/></text:p>
      <text:p text:style-name="Standard">plantilla.log <text:s text:c="2"/>plantilla.tex~ <text:s/>Untitled 1.odt <text:s/></text:p>
      <text:p text:style-name="Standard">[alexishm@vl23h193 Documentos]$ gedit prueba.txt </text:p>
      <text:p text:style-name="Standard">.git/ <text:s text:c="10"/>plantilla.pdf <text:s text:c="2"/>propedeutico/ <text:s text:c="2"/></text:p>
      <text:p text:style-name="Standard">plantilla.aux <text:s text:c="2"/>plantilla.tex <text:s text:c="2"/>prueba.txt <text:s text:c="5"/></text:p>
      <text:p text:style-name="Standard">plantilla.log <text:s text:c="2"/>plantilla.tex~ <text:s/>Untitled 1.odt <text:s/></text:p>
      <text:p text:style-name="Standard">[alexishm@vl23h193 Documentos]$ gedit prueba.txt </text:p>
      <text:p text:style-name="Standard">[alexishm@vl23h193 Documentos]$ git add prueba.txt </text:p>
      <text:p text:style-name="Standard">[alexishm@vl23h193 Documentos]$ git commit</text:p>
      <text:p text:style-name="Standard">[master a31b88b] Le agregué un nuevo renglón|</text:p>
      <text:p text:style-name="Standard"><text:s/>Committer: Alexis H M &lt;alexishm@vl23h193.fciencias.unam.mx&gt;</text:p>
      <text:p text:style-name="Standard">Tu nombre y correo fueron configurados automáticamente basados</text:p>
      <text:p text:style-name="Standard">en tu usuario y nombre de host. Por favor verifica que son correctos.</text:p>
      <text:p text:style-name="Standard">Tu puedes suprimir este mensaje configurándolos de forma explicita. Ejecuta el </text:p>
      <text:p text:style-name="Standard">siguiente comando y sigue las instrucciones de tu editor</text:p>
      <text:p text:style-name="Standard"><text:s/>para modificar tu archivo de configuración:</text:p>
      <text:p text:style-name="Standard"/>
      <text:p text:style-name="Standard"><text:s text:c="4"/>git config --global --edit</text:p>
      <text:p text:style-name="Standard"/>
      <text:p text:style-name="Standard">Tras hacer esto, puedes arreglar la identidad usada para este commit con:</text:p>
      <text:p text:style-name="Standard"/>
      <text:p text:style-name="Standard"><text:s text:c="4"/>git commit --amend --reset-author</text:p>
      <text:p text:style-name="Standard"/>
      <text:p text:style-name="Standard"><text:s/>1 file changed, 5 insertions(+), 1 deletion(-)</text:p>
      <text:p text:style-name="Standard">[alexishm@vl23h193 Documentos]$ git push -u origin master</text:p>
      <text:p text:style-name="Standard">Username for 'https://github.com': alexishdez3</text:p>
      <text:p text:style-name="Standard">Password for 'https://alexishdez3@github.com': </text:p>
      <text:p text:style-name="Standard">remote: Invalid username or password.</text:p>
      <text:p text:style-name="Standard">fatal: Authentication failed for 'https://github.com/alexishdez3/Practica-propedeutico.git/'</text:p>
      <text:p text:style-name="Standard">[alexishm@vl23h193 Documentos]$ git push -u origin master</text:p>
      <text:p text:style-name="Standard">Username for 'https://github.com': alexishdez3</text:p>
      <text:p text:style-name="Standard"><text:soft-page-break/>Password for 'https://alexishdez3@github.com': </text:p>
      <text:p text:style-name="Standard">Contando objetos: 3, listo.</text:p>
      <text:p text:style-name="Standard">Delta compression using up to 4 threads.</text:p>
      <text:p text:style-name="Standard">Comprimiendo objetos: 100% (3/3), listo.</text:p>
      <text:p text:style-name="Standard">Escribiendo objetos: 100% (3/3), 348 bytes | 348.00 KiB/s, listo.</text:p>
      <text:p text:style-name="Standard">Total 3 (delta 1), reused 0 (delta 0)</text:p>
      <text:p text:style-name="Standard">remote: Resolving deltas: 100% (1/1), completed with 1 local object.</text:p>
      <text:p text:style-name="Standard">To https://github.com/alexishdez3/Practica-propedeutico.git</text:p>
      <text:p text:style-name="Standard"><text:s text:c="3"/>977d51d..a31b88b <text:s/>master -&gt; master</text:p>
      <text:p text:style-name="Standard">Rama 'master' configurada para hacer seguimiento a la rama remota 'master' de 'origin'.</text:p>
      <text:p text:style-name="Standard">[alexishm@vl23h193 Documentos]$ git checkout rama 1</text:p>
      <text:p text:style-name="Standard">error: pathspec 'rama' did not match any file(s) known to git.</text:p>
      <text:p text:style-name="Standard">error: pathspec '1' did not match any file(s) known to git.</text:p>
      <text:p text:style-name="Standard">[alexishm@vl23h193 Documentos]$ git checkout -b rama1</text:p>
      <text:p text:style-name="Standard">Cambiado a nueva rama 'rama1'</text:p>
      <text:p text:style-name="Standard">[alexishm@vl23h193 Documentos]$ git checkout -b rama2</text:p>
      <text:p text:style-name="Standard">Cambiado a nueva rama 'rama2'</text:p>
      <text:p text:style-name="Standard">[alexishm@vl23h193 Documentos]$ ls</text:p>
      <text:p text:style-name="Standard"><text:s/>plantilla.aux <text:s text:c="2"/>plantilla.pdf <text:s text:c="2"/>plantilla.tex~ <text:s text:c="2"/>prueba.txt</text:p>
      <text:p text:style-name="Standard"><text:s/>plantilla.log <text:s text:c="2"/>plantilla.tex <text:s text:c="2"/>propedeutico <text:s text:c="3"/>'Untitled 1.odt'</text:p>
      <text:p text:style-name="Standard">[alexishm@vl23h193 Documentos]$ gedit prueba.txt </text:p>
      <text:p text:style-name="Standard">[alexishm@vl23h193 Documentos]$ git edit rama1</text:p>
      <text:p text:style-name="Standard">git: 'edit'no es un comando de git. Mira 'git --help'.</text:p>
      <text:p text:style-name="Standard"/>
      <text:p text:style-name="Standard">El comando mas similar es</text:p>
      <text:p text:style-name="Standard"><text:tab/>init</text:p>
      <text:p text:style-name="Standard">[alexishm@vl23h193 Documentos]$ git checkout rama1</text:p>
      <text:p text:style-name="Standard">M<text:tab/>prueba.txt</text:p>
      <text:p text:style-name="Standard">Cambiado a rama 'rama1'</text:p>
      <text:p text:style-name="Standard">[alexishm@vl23h193 Documentos]$ gedit prueba.txt </text:p>
      <text:p text:style-name="Standard">[alexishm@vl23h193 Documentos]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1:07:05.327650793</meta:creation-date>
    <dc:date>2018-07-27T11:09:45.325316196</dc:date>
    <meta:editing-duration>PT2M44S</meta:editing-duration>
    <meta:editing-cycles>1</meta:editing-cycles>
    <meta:document-statistic meta:table-count="0" meta:image-count="0" meta:object-count="0" meta:page-count="3" meta:paragraph-count="116" meta:word-count="654" meta:character-count="5656" meta:non-whitespace-character-count="4934"/>
    <meta:generator>LibreOffice/6.0.3.2$Linux_X86_64 LibreOffice_project/00$Build-2</meta:generator>
  </office:meta>
</office:document-meta>
</file>